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84pt"/>
    </style:style>
    <style:style style:name="co2" style:family="table-column">
      <style:table-column-properties fo:break-before="auto" style:column-width="174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808080" style:text-align-source="fix" style:repeat-content="false" fo:border-left="0.6pt solid #808080" fo:border-right="0.6pt solid #808080" fo:border-top="0.6pt solid #808080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808080" style:text-align-source="fix" style:repeat-content="false" fo:border-left="0.6pt solid #808080" fo:border-right="0.6pt solid #80808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6pt solid #808080" style:text-align-source="fix" style:repeat-content="false" fo:border-left="0.6pt solid #808080" fo:border-right="0.6pt solid #80808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808080" fo:border-left="0.6pt solid #808080" fo:border-right="0.6pt solid #808080" fo:border-top="0.6pt solid #80808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808080" fo:border-left="0.6pt solid #808080" fo:border-right="0.6pt solid #80808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6pt solid #808080" fo:border-left="0.6pt solid #808080" fo:border-right="0.6pt solid #80808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808080" style:text-align-source="fix" style:repeat-content="false" fo:border-left="0.06pt solid #808080" fo:border-right="0.6pt solid #808080" fo:border-top="0.6pt solid #808080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808080" style:text-align-source="fix" style:repeat-content="false" fo:border-left="0.06pt solid #808080" fo:border-right="0.6pt solid #80808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6pt solid #808080" style:text-align-source="fix" style:repeat-content="false" fo:border-left="0.06pt solid #808080" fo:border-right="0.6pt solid #80808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808080" fo:border-left="0.06pt solid #808080" fo:border-right="0.6pt solid #808080" fo:border-top="0.6pt solid #80808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808080" fo:border-left="0.06pt solid #808080" fo:border-right="0.6pt solid #80808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6pt solid #808080" fo:border-left="0.06pt solid #808080" fo:border-right="0.6pt solid #80808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2" table:default-cell-style-name="ce3"/>
        <table:table-column table:style-name="co7" table:default-cell-style-name="ce3"/>
        <table:table-column table:style-name="co4" table:number-columns-repeated="1014" table:default-cell-style-name="ce3"/>
        <table:table-row table:style-name="ro1">
          <table:table-cell table:style-name="ce1" office:value-type="string" calcext:value-type="string">
            <text:p>Rodzaj zagrania</text:p>
          </table:table-cell>
          <table:table-cell table:style-name="ce1" office:value-type="string" calcext:value-type="string">
            <text:p>Liczba zagrań</text:p>
          </table:table-cell>
          <table:table-cell/>
          <table:table-cell table:style-name="ce1" office:value-type="string" calcext:value-type="string">
            <text:p>l.p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Liczba rozegrań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zagrywka</text:p>
          </table:table-cell>
          <table:table-cell table:style-name="ce2" office:value-type="float" office:value="25178" calcext:value-type="float">
            <text:p>2517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gnuszewski</text:p>
          </table:table-cell>
          <table:table-cell table:style-name="ce10" office:value-type="float" office:value="1603" calcext:value-type="float">
            <text:p>1603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przyjęcie</text:p>
          </table:table-cell>
          <table:table-cell table:style-name="ce2" office:value-type="float" office:value="20753" calcext:value-type="float">
            <text:p>2075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Nowosielski</text:p>
          </table:table-cell>
          <table:table-cell table:style-name="ce11" office:value-type="float" office:value="1535" calcext:value-type="float">
            <text:p>1535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rozegranie</text:p>
          </table:table-cell>
          <table:table-cell table:style-name="ce2" office:value-type="float" office:value="25426" calcext:value-type="float">
            <text:p>2542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urski J.</text:p>
          </table:table-cell>
          <table:table-cell table:style-name="ce11" office:value-type="float" office:value="1496" calcext:value-type="float">
            <text:p>1496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atak</text:p>
          </table:table-cell>
          <table:table-cell table:style-name="ce2" office:value-type="float" office:value="28304" calcext:value-type="float">
            <text:p>2830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Neroj</text:p>
          </table:table-cell>
          <table:table-cell table:style-name="ce11" office:value-type="float" office:value="1372" calcext:value-type="float">
            <text:p>1372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blok</text:p>
          </table:table-cell>
          <table:table-cell table:style-name="ce2" office:value-type="float" office:value="11330" calcext:value-type="float">
            <text:p>1133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damski</text:p>
          </table:table-cell>
          <table:table-cell table:style-name="ce11" office:value-type="float" office:value="1292" calcext:value-type="float">
            <text:p>1292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obrona</text:p>
          </table:table-cell>
          <table:table-cell table:style-name="ce2" office:value-type="float" office:value="11541" calcext:value-type="float">
            <text:p>1154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zczurek</text:p>
          </table:table-cell>
          <table:table-cell table:style-name="ce11" office:value-type="float" office:value="1278" calcext:value-type="float">
            <text:p>1278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ogranie</text:p>
          </table:table-cell>
          <table:table-cell table:style-name="ce2" office:value-type="float" office:value="2100" calcext:value-type="float">
            <text:p>210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Macionczyk</text:p>
          </table:table-cell>
          <table:table-cell table:style-name="ce11" office:value-type="float" office:value="1183" calcext:value-type="float">
            <text:p>1183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 table:formula="of:=SUM([.B2:.B8])" office:value-type="float" office:value="124632" calcext:value-type="float">
            <text:p>124632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Jankiewicz</text:p>
          </table:table-cell>
          <table:table-cell table:style-name="ce11" office:value-type="float" office:value="1172" calcext:value-type="float">
            <text:p>1172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ntosik</text:p>
          </table:table-cell>
          <table:table-cell table:style-name="ce11" office:value-type="float" office:value="1106" calcext:value-type="float">
            <text:p>1106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Durski K.</text:p>
          </table:table-cell>
          <table:table-cell table:style-name="ce12" office:value-type="float" office:value="1033" calcext:value-type="float">
            <text:p>1033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 calcext:value-type="string">
            <text:p>l.p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Liczba atakó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ierzbicki</text:p>
          </table:table-cell>
          <table:table-cell table:style-name="ce10" office:value-type="float" office:value="673" calcext:value-type="float">
            <text:p>673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Kupka</text:p>
          </table:table-cell>
          <table:table-cell table:style-name="ce11" office:value-type="float" office:value="642" calcext:value-type="float">
            <text:p>642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Gierżot</text:p>
          </table:table-cell>
          <table:table-cell table:style-name="ce11" office:value-type="float" office:value="574" calcext:value-type="float">
            <text:p>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usin</text:p>
          </table:table-cell>
          <table:table-cell table:style-name="ce11" office:value-type="float" office:value="560" calcext:value-type="float">
            <text:p>560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ębski</text:p>
          </table:table-cell>
          <table:table-cell table:style-name="ce11" office:value-type="float" office:value="535" calcext:value-type="float">
            <text:p>535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iotrowski</text:p>
          </table:table-cell>
          <table:table-cell table:style-name="ce11" office:value-type="float" office:value="527" calcext:value-type="float">
            <text:p>527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Gromadowski</text:p>
          </table:table-cell>
          <table:table-cell table:style-name="ce11" office:value-type="float" office:value="515" calcext:value-type="float">
            <text:p>515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Gąsior</text:p>
          </table:table-cell>
          <table:table-cell table:style-name="ce11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Lubaczewski</text:p>
          </table:table-cell>
          <table:table-cell table:style-name="ce11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Błoński</text:p>
          </table:table-cell>
          <table:table-cell table:style-name="ce12"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l.p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Liczba atakó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tajer</text:p>
          </table:table-cell>
          <table:table-cell table:style-name="ce13" office:value-type="float" office:value="287" calcext:value-type="float">
            <text:p>28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Olczyk</text:p>
          </table:table-cell>
          <table:table-cell table:style-name="ce14"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Szymeczko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Macyra</text:p>
          </table:table-cell>
          <table:table-cell table:style-name="ce14"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Polański</text:p>
          </table:table-cell>
          <table:table-cell table:style-name="ce14" office:value-type="float" office:value="187" calcext:value-type="float">
            <text:p>18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Siwicki</text:p>
          </table:table-cell>
          <table:table-cell table:style-name="ce14"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Zawalski</text:p>
          </table:table-cell>
          <table:table-cell table:style-name="ce14"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Usowicz</text:p>
          </table:table-cell>
          <table:table-cell table:style-name="ce14" office:value-type="float" office:value="182" calcext:value-type="float">
            <text:p>18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Węgrzyn</text:p>
          </table:table-cell>
          <table:table-cell table:style-name="ce14"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9" office:value-type="string" calcext:value-type="string">
            <text:p>Hunek</text:p>
          </table:table-cell>
          <table:table-cell table:style-name="ce15"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l.p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Liczba przyjęć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ierżot</text:p>
          </table:table-cell>
          <table:table-cell table:style-name="ce13"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Kryś</text:p>
          </table:table-cell>
          <table:table-cell table:style-name="ce14"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Dębski</text:p>
          </table:table-cell>
          <table:table-cell table:style-name="ce14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Kosiba</text:p>
          </table:table-cell>
          <table:table-cell table:style-name="ce14" office:value-type="float" office:value="526" calcext:value-type="float">
            <text:p>52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Lubaczewski</text:p>
          </table:table-cell>
          <table:table-cell table:style-name="ce14" office:value-type="float" office:value="485" calcext:value-type="float">
            <text:p>48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Czerwiński</text:p>
          </table:table-cell>
          <table:table-cell table:style-name="ce14" office:value-type="float" office:value="470" calcext:value-type="float">
            <text:p>47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ibek</text:p>
          </table:table-cell>
          <table:table-cell table:style-name="ce14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Błoński</text:p>
          </table:table-cell>
          <table:table-cell table:style-name="ce14" office:value-type="float" office:value="455" calcext:value-type="float">
            <text:p>45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ulak</text:p>
          </table:table-cell>
          <table:table-cell table:style-name="ce14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9" office:value-type="string" calcext:value-type="string">
            <text:p>Pilichowski</text:p>
          </table:table-cell>
          <table:table-cell table:style-name="ce15" office:value-type="float" office:value="448" calcext:value-type="float">
            <text:p>44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0" office:value-type="string" calcext:value-type="string">
            <text:p>zespół</text:p>
          </table:table-cell>
          <table:table-cell table:style-name="ce1" office:value-type="string" calcext:value-type="string">
            <text:p>liczba meczó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KiS Jaworzno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act Systems Norwid Częstochowa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S PZPS I Spała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FC Gwardia Wrocław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PS Siedlce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K Politechnika Lublin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P Krispol Września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l Nysa S.A.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chia Tomaszów Mazowieck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KSA Strzelce Opolskie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kiewicz Kluczbork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ZS AGH Kraków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S Chrobry Głogów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TS Bielsko-Biała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rkusz1.A50:Arkusz1.C6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1:18:33.34410402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3:17:37.087000000</meta:creation-date>
    <dc:date>2020-05-31T11:39:39.623404755</dc:date>
    <meta:editing-duration>PT4M40S</meta:editing-duration>
    <meta:editing-cycles>3</meta:editing-cycles>
    <meta:generator>LibreOffice/6.0.7.3$Linux_X86_64 LibreOffice_project/00m0$Build-3</meta:generator>
    <meta:document-statistic meta:table-count="1" meta:cell-count="195" meta:object-count="0"/>
    <meta:user-defined meta:name="date">YYYY-04-DDT17:51:52.858</meta:user-defined>
  </office:meta>
</office:document-meta>
</file>